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4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7d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29fcf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1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FT_Display</text:p>
          </table:table-cell>
          <table:covered-table-cell table:style-name="ce1"/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Button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ouch</text:p>
          </table:table-cell>
          <table:table-cell table:style-name="ce4" office:value-type="string" calcext:value-type="string">
            <text:p>T_IRQ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4" office:value-type="string" calcext:value-type="string">
            <text:p>Red (Stop)</text:p>
          </table:table-cell>
          <table:table-cell table:style-name="ce12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OUT</text:p>
          </table:table-cell>
          <table:table-cell table:style-name="ce12" office:value-type="string" calcext:value-type="string">
            <text:p>Miso</text:p>
          </table:table-cell>
          <table:table-cell table:number-columns-repeated="3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IN</text:p>
          </table:table-cell>
          <table:table-cell table:style-name="ce12" office:value-type="string" calcext:value-type="string">
            <text:p>Mosi</text:p>
          </table:table-cell>
          <table:table-cell/>
          <table:table-cell table:style-name="ce1" office:value-type="string" calcext:value-type="string">
            <text:p>Relay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S</text:p>
          </table:table-cell>
          <table:table-cell table:style-name="ce13"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SSR Oven Heaters</text:p>
          </table:table-cell>
          <table:table-cell table:style-name="ce12" office:value-type="float" office:value="33" calcext:value-type="float">
            <text:p>33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LK</text:p>
          </table:table-cell>
          <table:table-cell table:style-name="ce12" office:value-type="string" calcext:value-type="string">
            <text:p>SCK (CLK)</text:p>
          </table:table-cell>
          <table:table-cell/>
          <table:table-cell table:style-name="ce4" office:value-type="string" calcext:value-type="string">
            <text:p>Relay Convection Fan</text:p>
          </table:table-cell>
          <table:table-cell table:style-name="ce1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 table:number-columns-spanned="1" table:number-rows-spanned="9">
            <text:p>TFT</text:p>
          </table:table-cell>
          <table:table-cell office:value-type="string" calcext:value-type="string">
            <text:p>MISO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LED</text:p>
          </table:table-cell>
          <table:table-cell office:value-type="string" calcext:value-type="string">
            <text:p>3.3v</text:p>
          </table:table-cell>
          <table:table-cell/>
          <table:table-cell table:style-name="ce1" office:value-type="string" calcext:value-type="string">
            <text:p>Temp Probe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Probe A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4" office:value-type="string" calcext:value-type="string">
            <text:p>Probe B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D/C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CLK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MISO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CS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5" office:value-type="string" calcext:value-type="string">
            <text:p>Gnd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5" office:value-type="string" calcext:value-type="string">
            <text:p>3/3 v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00-00-00</text:date>, <text:time style:data-style-name="N2" text:time-value="10:03:39.5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6T10:54:24.539000000</meta:creation-date>
    <meta:generator>LibreOffice/6.3.3.2$Windows_X86_64 LibreOffice_project/a64200df03143b798afd1ec74a12ab50359878ed</meta:generator>
    <dc:date>2022-07-31T18:53:25.366000000</dc:date>
    <meta:editing-duration>P5DT5H56M21S</meta:editing-duration>
    <meta:editing-cycles>14</meta:editing-cycles>
    <meta:document-statistic meta:table-count="1" meta:cell-count="47" meta:object-count="0"/>
  </office:meta>
</office:document-meta>
</file>